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writing-mode="rl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000000" fo:padding="0.097cm" fo:border="0.05pt solid #000000">
        <style:background-image/>
      </style:table-cell-properties>
    </style:style>
    <style:style style:name="Table2" style:family="table">
      <style:table-properties style:width="17cm" table:align="margins" style:writing-mode="rl-tb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000000" fo:padding="0.097cm" fo:border="0.05pt solid #000000">
        <style:background-image/>
      </style:table-cell-properties>
    </style:style>
    <style:style style:name="P1" style:family="paragraph" style:parent-style-name="Footer">
      <style:text-properties style:font-name="Arial" fo:font-size="9pt" officeooo:rsid="000714b7" officeooo:paragraph-rsid="000714b7" style:font-size-asian="9pt" style:font-name-complex="Arial" style:font-size-complex="9pt"/>
    </style:style>
    <style:style style:name="P2" style:family="paragraph" style:parent-style-name="Standard">
      <style:text-properties style:font-name="Arial" fo:font-size="20pt" fo:font-weight="bold" officeooo:rsid="0006367f" officeooo:paragraph-rsid="0006367f" style:font-size-asian="17.5pt" style:font-weight-asian="bold" style:font-name-complex="Arial" style:font-size-complex="20pt" style:font-weight-complex="bold"/>
    </style:style>
    <style:style style:name="P3" style:family="paragraph" style:parent-style-name="Standard">
      <style:text-properties style:font-name="Arial" fo:font-size="11pt" fo:font-weight="bold" officeooo:rsid="0006367f" officeooo:paragraph-rsid="0006367f" style:font-size-asian="9.60000038146973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Arial" fo:font-size="11pt" fo:font-weight="normal" officeooo:rsid="0006367f" officeooo:paragraph-rsid="000714b7" style:font-size-asian="11pt" style:font-weight-asian="normal" style:font-name-complex="Arial" style:font-size-complex="11pt" style:font-weight-complex="normal"/>
    </style:style>
    <style:style style:name="P5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font-weight="normal" officeooo:rsid="000714b7" officeooo:paragraph-rsid="000714b7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line-height="150%" fo:text-align="end" style:justify-single-word="false" fo:break-before="page" style:writing-mode="rl-tb"/>
      <style:text-properties style:font-name="Arial" fo:font-size="11pt" fo:font-weight="normal" officeooo:rsid="000714b7" officeooo:paragraph-rsid="000714b7" style:font-size-asian="11pt" style:font-weight-asian="normal" style:font-name-complex="Arial" style:font-size-complex="11pt" style:font-weight-complex="normal"/>
    </style:style>
    <style:style style:name="P7" style:family="paragraph" style:parent-style-name="Standard">
      <style:paragraph-properties fo:line-height="150%" fo:text-align="end" style:justify-single-word="false" style:writing-mode="rl-tb"/>
      <style:text-properties style:font-name="Arial" fo:font-size="11pt" fo:font-weight="normal" officeooo:rsid="000714b7" officeooo:paragraph-rsid="000714b7" style:font-size-asian="11pt" style:font-weight-asian="normal" style:font-name-complex="Arial" style:font-size-complex="11pt" style:font-weight-complex="normal"/>
    </style:style>
    <style:style style:name="P8" style:family="paragraph" style:parent-style-name="Standard" style:list-style-name="WWNum1">
      <style:paragraph-properties fo:margin-left="1.27cm" fo:margin-right="0cm" fo:line-height="150%" fo:text-align="end" style:justify-single-word="false" fo:text-indent="-0.635cm" style:auto-text-indent="false" style:writing-mode="rl-tb"/>
      <style:text-properties style:font-name="Arial" fo:font-size="11pt" officeooo:paragraph-rsid="0006367f" style:font-size-asian="11pt" style:font-name-complex="Arial" style:font-size-complex="11pt"/>
    </style:style>
    <style:style style:name="P9" style:family="paragraph" style:parent-style-name="Standard" style:list-style-name="WWNum1">
      <style:paragraph-properties fo:margin-left="2.54cm" fo:margin-right="0cm" fo:line-height="150%" fo:text-align="end" style:justify-single-word="false" fo:text-indent="-0.635cm" style:auto-text-indent="false" style:writing-mode="rl-tb"/>
      <style:text-properties style:font-name="Arial" fo:font-size="11pt" officeooo:paragraph-rsid="0006367f" style:font-size-asian="11pt" style:font-name-complex="Arial" style:font-size-complex="11pt"/>
    </style:style>
    <style:style style:name="P10" style:family="paragraph" style:parent-style-name="Standard" style:list-style-name="WWNum1">
      <style:paragraph-properties fo:margin-left="1.27cm" fo:margin-right="0cm" fo:line-height="150%" fo:text-align="end" style:justify-single-word="false" fo:text-indent="-0.635cm" style:auto-text-indent="false" style:writing-mode="rl-tb"/>
      <style:text-properties style:font-name="Arial" fo:font-size="11pt" officeooo:paragraph-rsid="000714b7" style:font-size-asian="11pt" style:font-name-complex="Arial" style:font-size-complex="11pt"/>
    </style:style>
    <style:style style:name="P11" style:family="paragraph" style:parent-style-name="Standard" style:list-style-name="WWNum1">
      <style:paragraph-properties fo:margin-left="2.54cm" fo:margin-right="0cm" fo:line-height="150%" fo:text-align="end" style:justify-single-word="false" fo:text-indent="-0.635cm" style:auto-text-indent="false" style:writing-mode="rl-tb"/>
      <style:text-properties style:font-name="Arial" fo:font-size="11pt" officeooo:paragraph-rsid="000714b7" style:font-size-asian="11pt" style:font-name-complex="Arial" style:font-size-complex="11pt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Arial" fo:font-size="11pt" fo:language="en" fo:country="US" fo:font-weight="normal" officeooo:rsid="0006367f" officeooo:paragraph-rsid="000714b7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list-style-name="L3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6367f" officeooo:paragraph-rsid="000714b7" style:font-size-asian="11pt" style:font-weight-asian="normal" style:font-name-complex="Arial" style:font-size-complex="11pt" style:font-weight-complex="normal"/>
    </style:style>
    <style:style style:name="P14" style:family="paragraph" style:parent-style-name="Standard" style:list-style-name="L2">
      <style:paragraph-properties fo:line-height="150%" fo:text-align="end" style:justify-single-word="false" style:writing-mode="rl-tb"/>
      <style:text-properties style:font-name="Arial" fo:font-size="11pt" fo:language="en" fo:country="US" fo:font-weight="normal" officeooo:rsid="000714b7" officeooo:paragraph-rsid="000714b7" style:font-size-asian="11pt" style:font-weight-asian="normal" style:font-name-complex="Arial" style:font-size-complex="11pt" style:font-weight-complex="normal"/>
    </style:style>
    <style:style style:name="P15" style:family="paragraph" style:parent-style-name="Table_20_Contents">
      <style:text-properties fo:color="#ffffff" loext:opacity="100%" style:font-name="Arial" fo:font-size="11pt" fo:font-weight="bold" officeooo:rsid="0006367f" officeooo:paragraph-rsid="0006367f" style:font-size-asian="9.60000038146973pt" style:font-weight-asian="bold" style:font-name-complex="Arial" style:font-size-complex="11pt" style:font-weight-complex="bold"/>
    </style:style>
    <style:style style:name="P16" style:family="paragraph" style:parent-style-name="Table_20_Contents">
      <style:text-properties fo:color="#ffffff" loext:opacity="100%" style:font-name="Arial" fo:font-size="11pt" fo:font-weight="bold" officeooo:rsid="000714b7" officeooo:paragraph-rsid="000714b7" style:font-size-asian="9.60000038146973pt" style:font-weight-asian="bold" style:font-name-complex="Arial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US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ניהול מלאי חומרים</text:p>
      <text:p text:style-name="P3"/>
      <table:table table:name="Table1" table:style-name="Table1">
        <table:table-column table:style-name="Table1.A"/>
        <table:table-row table:style-name="TableLine555856928">
          <table:table-cell table:style-name="Table1.A1" office:value-type="string">
            <text:p text:style-name="P15">הוספת חומרים חדשים למלאי</text:p>
          </table:table-cell>
        </table:table-row>
      </table:table>
      <text:p text:style-name="P4"/>
      <text:list xml:id="list230770130" text:style-name="L2">
        <text:list-item>
          <text:p text:style-name="P14">יש לוודא כי החומר קיים בטבלה Chemicals.csv</text:p>
        </text:list-item>
        <text:list-item>
          <text:p text:style-name="P14">בטבלה Chemicals.csv ישנם 6 עמודות שצריך למלא</text:p>
          <text:list>
            <text:list-item>
              <text:p text:style-name="P14">עמודה PART NUMBER - מק"ט המוצר</text:p>
            </text:list-item>
            <text:list-item>
              <text:p text:style-name="P14">עמודה DESCRIPTION - תיאור המוצר כפי שהוא מופיע במערכת</text:p>
            </text:list-item>
            <text:list-item>
              <text:p text:style-name="P14">עמודה STORAGE CONDITIONS - תנאי אחסון (למשל 10-25C, או Room Temp)</text:p>
            </text:list-item>
            <text:list-item>
              <text:p text:style-name="P14">עמודה NICKNAME - שם קצר *סעיף לא חובה (תיאור המוצר במילה אחת)</text:p>
            </text:list-item>
            <text:list-item>
              <text:p text:style-name="P14">עמודה FRIDGE - מקרר. יש למלא Y (כן) או N (לא) אם המוצר דורש או לא דורש קירור</text:p>
            </text:list-item>
            <text:list-item>
              <text:p text:style-name="P14">עמודה MSDS - מספר MSDS של המוצר. (לדוגמא: EHS_GEN_SS_384_1)</text:p>
            </text:list-item>
          </text:list>
        </text:list-item>
        <text:list-item>
          <text:p text:style-name="P14">במידה והחומר החדש שקיבלנו לא מופיע בטבלה יש להוסיפו</text:p>
        </text:list-item>
        <text:list-item>
          <text:p text:style-name="P14">כעת יש לוודא כי מספר האצווה של החומר החדש נמצא בטבלה Lots.csv</text:p>
        </text:list-item>
        <text:list-item>
          <text:p text:style-name="P14">בטבלה Lots.csv ישנם 3 עמודות שצריך למלא</text:p>
          <text:list>
            <text:list-item>
              <text:p text:style-name="P14">עמודה LOT NUMBER - מספר אצווה</text:p>
            </text:list-item>
            <text:list-item>
              <text:p text:style-name="P14">עמודה PART NUMBER - לאיזה מוצר האצווה משתייכת</text:p>
            </text:list-item>
            <text:list-item>
              <text:p text:style-name="P14">עמודה EXPIRATION DATE - תאריך פג תוקף של המוצר</text:p>
            </text:list-item>
          </text:list>
        </text:list-item>
        <text:list-item>
          <text:p text:style-name="P14">עכשיו כשאר המוצר קיים במערכת יש להדפיס לו מדבקה צהובה ולהשימו בארון החומרים</text:p>
        </text:list-item>
        <text:list-item>
          <text:p text:style-name="P14">על מנת להדפיס מדבקה צהובה פותחים את התוכנה Chemicals-Manager.exe</text:p>
        </text:list-item>
        <text:list-item>
          <text:p text:style-name="P14">לוחצים על מקש 1 להדפסת מדבקה חדשה</text:p>
        </text:list-item>
        <text:list-item>
          <text:p text:style-name="P14">מקלידים מספר אצווה</text:p>
        </text:list-item>
        <text:list-item>
          <text:p text:style-name="P14">במידה ומספר האצווה הוכנס באופן תקין התוכנה תעשה את הפעולות הבאות באופן אוטומטי:</text:p>
          <text:list>
            <text:list-item>
              <text:p text:style-name="P14">תפתח קובץ BARTENDER של המדבקה הצהובה. על מנת להדפיס יש ללחוץ על Ctrl+P ואז על מקש Enter</text:p>
            </text:list-item>
            <text:list-item>
              <text:p text:style-name="P14">תפתח קובץ HTML עם טבלת מלאי ארון חומרים מעודכנת</text:p>
            </text:list-item>
            <text:list-item>
              <text:p text:style-name="P14">תפתח קובץ HTML עם טבלת מלאי מקרר חומרים מעודכנת</text:p>
            </text:list-item>
            <text:list-item>
              <text:p text:style-name="P14">תעדכן את הקובץ של ספירת המלאי Stockcount.txt עם החומר החדש</text:p>
            </text:list-item>
          </text:list>
        </text:list-item>
        <text:list-item>
          <text:p text:style-name="P14">שימו לב! בטבלאות המלאי:</text:p>
          <text:list>
            <text:list-item>
              <text:p text:style-name="P14">אצוות חומרים שפג תוקפם יסומנו באדום</text:p>
            </text:list-item>
            <text:list-item>
              <text:p text:style-name="P14">אצוות חומרים שעומדים להיות פג תוקף יסומנו בצהוב</text:p>
            </text:list-item>
            <text:list-item>
              <text:p text:style-name="P14">אצוות חומרים שתאריך התפוגה שלהם רשום באופן לא תקין או חסר יסומנו באפור</text:p>
            </text:list-item>
            <text:list-item>
              <text:p text:style-name="P5"><text:span text:style-name="T2">אצוות שאין במלאי יסומנו בשחור</text:span></text:p>
            </text:list-item>
          </text:list>
        </text:list-item>
      </text:list>
      <text:p text:style-name="P7"><text:span text:style-name="T2"/></text:p>
      <text:p text:style-name="P6"><text:span text:style-name="T2"/></text:p>
      <table:table table:name="Table2" table:style-name="Table2">
        <table:table-column table:style-name="Table2.A"/>
        <table:table-row table:style-name="TableLine362004032">
          <table:table-cell table:style-name="Table2.A1" office:value-type="string">
            <text:p text:style-name="P16">סיפרת מלאי</text:p>
          </table:table-cell>
        </table:table-row>
      </table:table>
      <text:p text:style-name="P12"/>
      <text:list xml:id="list1601488822" text:style-name="L3">
        <text:list-item>
          <text:p text:style-name="P13">פותחים את התוכנה Chemicals-Manager.exe</text:p>
        </text:list-item>
        <text:list-item>
          <text:p text:style-name="P13">לוצים על 2 להתחלת ספירת מלאי ואז על Enter</text:p>
        </text:list-item>
        <text:list-item>
          <text:p text:style-name="P13">סורקים בעזרת המדבקה הצהובה את כל החומרים</text:p>
        </text:list-item>
        <text:list-item>
          <text:p text:style-name="P13">התוכנה תתריע במידה ו-</text:p>
          <text:list>
            <text:list-item>
              <text:p text:style-name="P13">החומר הנוכחי לא דומה לקודם (זה נוח כשמנסים לוודא שכל החומרים באוצה קופסה הם מאותו מק"ט)</text:p>
            </text:list-item>
            <text:list-item>
              <text:p text:style-name="P13">האצוווה לא קיימת בטבלה Lots.csv</text:p>
            </text:list-item>
            <text:list-item>
              <text:p text:style-name="P13">המק"ט של האצווה לא קיים בטבלה Chemicals.csv</text:p>
            </text:list-item>
            <text:list-item>
              <text:p text:style-name="P13">החומר פג תוקף</text:p>
            </text:list-item>
            <text:list-item>
              <text:p text:style-name="P13">החומר עומד להיות פג תוקף בחמישה ימים הקרובים</text:p>
            </text:list-item>
            <text:list-item>
              <text:p text:style-name="P13">תאריך התפוגה של החומר לא רשום בטבלה באופן תקין</text:p>
            </text:list-item>
          </text:list>
        </text:list-item>
        <text:list-item>
          <text:p text:style-name="P13">על מנת לסיים את ספירת המלאי יש להקליד את המילה END ללחוץ על Enter</text:p>
        </text:list-item>
        <text:list-item>
          <text:p text:style-name="P13">כעת יש לאשר את השינויים בלחיצה על Y ואז על מקש Enter</text:p>
        </text:list-item>
        <text:list-item>
          <text:p text:style-name="P13">התוכנה תבצע את הפעולות הבאות:</text:p>
          <text:list>
            <text:list-item>
              <text:p text:style-name="P13">תפתח קובץ HTML עם טבלת מלאי ארון חומרים מעודכנת</text:p>
            </text:list-item>
            <text:list-item>
              <text:p text:style-name="P13">תפתח קובץ HTML עם טבלת מלאי מקרר חומרים מעודכנת</text:p>
            </text:list-item>
            <text:list-item>
              <text:p text:style-name="P13">תעדכן את הקובץ של ספירת המלאי Stockcount.txt</text:p>
            </text:list-item>
          </text:list>
        </text:list-item>
        <text:list-item>
          <text:p text:style-name="P13">שימו לב! בטבלאות המלאי:</text:p>
          <text:list>
            <text:list-item>
              <text:p text:style-name="P13">אצוות חומרים שפג תוקפם יסומנו באדום</text:p>
            </text:list-item>
            <text:list-item>
              <text:p text:style-name="P13">אצוות חומרים שעומדים להיות פג תוקף יסומנו בצהוב</text:p>
            </text:list-item>
            <text:list-item>
              <text:p text:style-name="P13">אצוות חומרים שתאריך התפוגה שלהם רשום באופן לא תקין או חסר יסומנו באפור</text:p>
            </text:list-item>
            <text:list-item>
              <text:p text:style-name="P13">אצוות שאין במלאי יסומנו בשחור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e" style:country-complex="IL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 %1% " style:num-prefix=" " style:num-suffix=" 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9.999cm" fo:text-indent="0.499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officeooo:rsid="000714b7" officeooo:paragraph-rsid="000714b7" style:font-size-asian="9pt" style:font-name-complex="Arial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עמוד <text:page-number text:select-page="current">2</text:page-number><text:s/>מתוך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4T08:44:41.041000000</dc:date>
    <meta:editing-duration>PT9M34S</meta:editing-duration>
    <meta:editing-cycles>1</meta:editing-cycles>
    <meta:document-statistic meta:table-count="2" meta:image-count="0" meta:object-count="0" meta:page-count="2" meta:paragraph-count="53" meta:word-count="482" meta:character-count="2586" meta:non-whitespace-character-count="2108"/>
    <meta:generator>LibreOffice/7.2.6.2$Windows_x86 LibreOffice_project/b0ec3a565991f7569a5a7f5d24fed7f52653d754</meta:generator>
  </office:meta>
</office:document-meta>
</file>